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Liberation Sans" style:font-name-asian="Liberation Sans" style:font-name-complex="Liberation Sans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Normal_32_2" style:data-style-name="N0">
      <style:table-cell-properties style:vertical-align="middle" fo:wrap-option="wrap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y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1" table:number-columns-repeated="1017" table:default-cell-style-name="ce2"/>
        <table:table-column table:style-name="co6" table:number-columns-repeated="15361" table:default-cell-style-name="ce2"/>
        <table:table-row table:style-name="ro1">
          <table:table-cell office:value-type="string" table:style-name="ce2">
            <text:p>IdPays</text:p>
          </table:table-cell>
          <table:table-cell office:value-type="string" table:style-name="ce2">
            <text:p>NomPaysFR</text:p>
          </table:table-cell>
          <table:table-cell office:value-type="string" table:style-name="ce2">
            <text:p>NomPaysANG</text:p>
          </table:table-cell>
          <table:table-cell office:value-type="string" table:style-name="ce2">
            <text:p>IdContinent</text:p>
          </table:table-cell>
          <table:table-cell office:value-type="string" table:style-name="ce2">
            <text:p>UrlDrapeau</text:p>
          </table:table-cell>
          <table:table-cell table:number-columns-repeated="16379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fghanistan</text:p>
          </table:table-cell>
          <table:table-cell office:value-type="string" table:style-name="ce2">
            <text:p>Afghanist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thumb/d/d1/Flag_map_of_Afghanistan.svg/1200px-Flag_map_of_Afghanistan.svg.png?20190306102121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Afrique du Sud</text:p>
          </table:table-cell>
          <table:table-cell office:value-type="string" table:style-name="ce2">
            <text:p>South Africa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https://upload.wikimedia.org/wikipedia/commons/2/23/Flag-map_of_South_Africa.svg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lbanie</text:p>
          </table:table-cell>
          <table:table-cell office:value-type="string" table:style-name="ce2">
            <text:p>Alban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8/89/Flag_map_of_Albania.png</text:p>
          </table:table-cell>
          <table:table-cell table:number-columns-repeated="16379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Algerie</text:p>
          </table:table-cell>
          <table:table-cell office:value-type="string" table:style-name="ce2">
            <text:p>Algeri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1/16/Flag_map_of_Algeria.svg</text:p>
          </table:table-cell>
          <table:table-cell table:number-columns-repeated="16379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Allemagne</text:p>
          </table:table-cell>
          <table:table-cell office:value-type="string" table:style-name="ce2">
            <text:p>Germany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8/8e/Flag_map_of_Germany.svg</text:p>
          </table:table-cell>
          <table:table-cell table:number-columns-repeated="16379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Andorre</text:p>
          </table:table-cell>
          <table:table-cell office:value-type="string" table:style-name="ce2">
            <text:p>Andorra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Angola</text:p>
          </table:table-cell>
          <table:table-cell office:value-type="string" table:style-name="ce2">
            <text:p>Angol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b/bc/Flag_map_of_Angola_%28MPLA%29.png</text:p>
          </table:table-cell>
          <table:table-cell table:number-columns-repeated="16379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Antigua-et-Barbuda</text:p>
          </table:table-cell>
          <table:table-cell office:value-type="string" table:style-name="ce2">
            <text:p>Antigua and Barbuda</text:p>
          </table:table-cell>
          <table:table-cell office:value-type="float" office:value="4" table:style-name="ce2">
            <text:p>4</text:p>
          </table:table-cell>
          <table:table-cell table:number-columns-repeated="16380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Arabie saoudite</text:p>
          </table:table-cell>
          <table:table-cell office:value-type="string" table:style-name="ce2">
            <text:p>Saudi Arabi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1/1d/Saudi_Arabia-Flagmap.svg</text:p>
          </table:table-cell>
          <table:table-cell table:number-columns-repeated="16379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Argentine</text:p>
          </table:table-cell>
          <table:table-cell office:value-type="string" table:style-name="ce2">
            <text:p>Argentin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7/72/Flag-map_of_Argentina_%2B_Falkland_Islands.svg</text:p>
          </table:table-cell>
          <table:table-cell table:number-columns-repeated="16379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Armenie</text:p>
          </table:table-cell>
          <table:table-cell office:value-type="string" table:style-name="ce2">
            <text:p>Armen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f/fc/Flag_map_of_Armenia.svg</text:p>
          </table:table-cell>
          <table:table-cell table:number-columns-repeated="16379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Australie</text:p>
          </table:table-cell>
          <table:table-cell office:value-type="string" table:style-name="ce2">
            <text:p>Australi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ttps://upload.wikimedia.org/wikipedia/commons/6/63/Flag-map_of_Australia.svg</text:p>
          </table:table-cell>
          <table:table-cell table:number-columns-repeated="16379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Autriche</text:p>
          </table:table-cell>
          <table:table-cell office:value-type="string" table:style-name="ce2">
            <text:p>Austr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6/64/Flag-map_of_Austria.svg</text:p>
          </table:table-cell>
          <table:table-cell table:number-columns-repeated="16379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Azerbaidjan</text:p>
          </table:table-cell>
          <table:table-cell office:value-type="string" table:style-name="ce2">
            <text:p>Azerbaij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d/d3/Flag-map_of_Azerbaijan.svg</text:p>
          </table:table-cell>
          <table:table-cell table:number-columns-repeated="16379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Bahamas</text:p>
          </table:table-cell>
          <table:table-cell office:value-type="string" table:style-name="ce2">
            <text:p>Bahamas</text:p>
          </table:table-cell>
          <table:table-cell office:value-type="float" office:value="4" table:style-name="ce2">
            <text:p>4</text:p>
          </table:table-cell>
          <table:table-cell table:number-columns-repeated="16380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Bahrein</text:p>
          </table:table-cell>
          <table:table-cell office:value-type="string" table:style-name="ce2">
            <text:p>Bahr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9/91/Flag-map_of_Bahrain.svg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Bangladesh</text:p>
          </table:table-cell>
          <table:table-cell office:value-type="string" table:style-name="ce2">
            <text:p>Bangladesh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8/88/Flag-map_of_Bangladesh.svg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Barbade</text:p>
          </table:table-cell>
          <table:table-cell office:value-type="string" table:style-name="ce2">
            <text:p>Barbados</text:p>
          </table:table-cell>
          <table:table-cell office:value-type="float" office:value="4" table:style-name="ce2">
            <text:p>4</text:p>
          </table:table-cell>
          <table:table-cell table:number-columns-repeated="16380" table:style-name="ce2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Belarus</text:p>
          </table:table-cell>
          <table:table-cell office:value-type="string" table:style-name="ce2">
            <text:p>Belaru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d/d5/Flag-map_of_Belarus.svg</text:p>
          </table:table-cell>
          <table:table-cell table:number-columns-repeated="16379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Belgique</text:p>
          </table:table-cell>
          <table:table-cell office:value-type="string" table:style-name="ce2">
            <text:p>Belgi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5/5c/Flag-map_of_Belgium.svg</text:p>
          </table:table-cell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Belize</text:p>
          </table:table-cell>
          <table:table-cell office:value-type="string" table:style-name="ce2">
            <text:p>Beliz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d/dd/Flag-map_of_Belize.png</text:p>
          </table:table-cell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Benin</text:p>
          </table:table-cell>
          <table:table-cell office:value-type="string" table:style-name="ce2">
            <text:p>Ben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4/4d/Flag-map_of_Benin.svg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Bermudes</text:p>
          </table:table-cell>
          <table:table-cell office:value-type="string" table:style-name="ce2">
            <text:p>Bermuda</text:p>
          </table:table-cell>
          <table:table-cell office:value-type="float" office:value="4" table:style-name="ce2">
            <text:p>4</text:p>
          </table:table-cell>
          <table:table-cell table:number-columns-repeated="16380" table:style-name="ce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Bhoutan</text:p>
          </table:table-cell>
          <table:table-cell office:value-type="string" table:style-name="ce2">
            <text:p>Bhut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3/31/Flag-map_of_Bhutan.svg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Bolivie</text:p>
          </table:table-cell>
          <table:table-cell office:value-type="string" table:style-name="ce2">
            <text:p>Bolivi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a/a9/Flag-map_of_Bolivia.svg</text:p>
          </table:table-cell>
          <table:table-cell table:number-columns-repeated="1637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Bosnie-Herzegovine</text:p>
          </table:table-cell>
          <table:table-cell office:value-type="string" table:style-name="ce2">
            <text:p>Bosnia and Herzegovin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9/9d/Flag_map_of_Bosnia_and_Herzegovina.svg</text:p>
          </table:table-cell>
          <table:table-cell table:number-columns-repeated="16379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Botswana</text:p>
          </table:table-cell>
          <table:table-cell office:value-type="string" table:style-name="ce2">
            <text:p>Botswan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f/ff/Flag-map_of_Botswana.svg</text:p>
          </table:table-cell>
          <table:table-cell table:number-columns-repeated="16379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Bresil</text:p>
          </table:table-cell>
          <table:table-cell office:value-type="string" table:style-name="ce2">
            <text:p>Brazil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9/9e/Flag_map_of_Brazil.png</text:p>
          </table:table-cell>
          <table:table-cell table:number-columns-repeated="16379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Brunei Darussalam</text:p>
          </table:table-cell>
          <table:table-cell office:value-type="string" table:style-name="ce2">
            <text:p>Brunei Darussalam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Bulgarie</text:p>
          </table:table-cell>
          <table:table-cell office:value-type="string" table:style-name="ce2">
            <text:p>Bulgar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7/72/Flag_map_of_Bulgaria.svg</text:p>
          </table:table-cell>
          <table:table-cell table:number-columns-repeated="16379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Burkina Faso</text:p>
          </table:table-cell>
          <table:table-cell office:value-type="string" table:style-name="ce2">
            <text:p>Burkina Faso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e/ec/Flag-map_of_Burkina_Faso.svg</text:p>
          </table:table-cell>
          <table:table-cell table:number-columns-repeated="16379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Burundi</text:p>
          </table:table-cell>
          <table:table-cell office:value-type="string" table:style-name="ce2">
            <text:p>Burundi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0/07/Flag-map_of_Burundi.svg</text:p>
          </table:table-cell>
          <table:table-cell table:number-columns-repeated="16379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Cap-Vert</text:p>
          </table:table-cell>
          <table:table-cell office:value-type="string" table:style-name="ce2">
            <text:p>Cabo Verde</text:p>
          </table:table-cell>
          <table:table-cell office:value-type="float" office:value="3" table:style-name="ce2">
            <text:p>3</text:p>
          </table:table-cell>
          <table:table-cell table:number-columns-repeated="16380" table:style-name="ce2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Cambodge</text:p>
          </table:table-cell>
          <table:table-cell office:value-type="string" table:style-name="ce2">
            <text:p>Cambodi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e/e9/Flag_map_of_Cambodia.svg</text:p>
          </table:table-cell>
          <table:table-cell table:number-columns-repeated="16379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Cameroun</text:p>
          </table:table-cell>
          <table:table-cell office:value-type="string" table:style-name="ce2">
            <text:p>Cameroo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7/73/Flag-map_of_Cameroon.svg</text:p>
          </table:table-cell>
          <table:table-cell table:number-columns-repeated="16379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nad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4/45/Flag-map_of_Canada.svg</text:p>
          </table:table-cell>
          <table:table-cell table:number-columns-repeated="16379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Chili</text:p>
          </table:table-cell>
          <table:table-cell office:value-type="string" table:style-name="ce2">
            <text:p>Chil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4/43/Flag-map_of_Chile.svg</text:p>
          </table:table-cell>
          <table:table-cell table:number-columns-repeated="16379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hine</text:p>
          </table:table-cell>
          <table:table-cell office:value-type="string" table:style-name="ce2">
            <text:p>Chin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f/f7/Flag_map_of_Unified_China_%28People%27s_Republic_of_China%29.svg</text:p>
          </table:table-cell>
          <table:table-cell table:number-columns-repeated="16379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Chypre</text:p>
          </table:table-cell>
          <table:table-cell office:value-type="string" table:style-name="ce2">
            <text:p>Cypru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e/ec/Flag-map_of_Cyprus.svg</text:p>
          </table:table-cell>
          <table:table-cell table:number-columns-repeated="16379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Colombie</text:p>
          </table:table-cell>
          <table:table-cell office:value-type="string" table:style-name="ce2">
            <text:p>Colombi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a/ab/Flag-map_of_Colombia.svg</text:p>
          </table:table-cell>
          <table:table-cell table:number-columns-repeated="16379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Comores</text:p>
          </table:table-cell>
          <table:table-cell office:value-type="string" table:style-name="ce2">
            <text:p>Comoro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7/7a/Flag_map_of_Comoros_%28united%29.svg</text:p>
          </table:table-cell>
          <table:table-cell table:number-columns-repeated="16379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2">
            <text:p>Congo</text:p>
          </table:table-cell>
          <table:table-cell office:value-type="string" table:style-name="ce2">
            <text:p>Congo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8/86/Flag-map_of_the_Republic_of_the_Congo.svg</text:p>
          </table:table-cell>
          <table:table-cell table:number-columns-repeated="16379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Republique democratique du Congo</text:p>
          </table:table-cell>
          <table:table-cell office:value-type="string" table:style-name="ce2">
            <text:p>Democratic Republic of the Congo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b/b8/Flag-map_of_the_Democratic_Republic_of_the_Congo.svg</text:p>
          </table:table-cell>
          <table:table-cell table:number-columns-repeated="16379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Coree du Sud</text:p>
          </table:table-cell>
          <table:table-cell office:value-type="string" table:style-name="ce2">
            <text:p>South Kore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5/50/Flag-map_of_South_Korea.svg</text:p>
          </table:table-cell>
          <table:table-cell table:number-columns-repeated="16379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Coree du Nord</text:p>
          </table:table-cell>
          <table:table-cell office:value-type="string" table:style-name="ce2">
            <text:p>North Korea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Costa Ric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d/d2/Map_and_flag_of_Costa_Rica.svg</text:p>
          </table:table-cell>
          <table:table-cell table:number-columns-repeated="16379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Cote d'Ivoire</text:p>
          </table:table-cell>
          <table:table-cell office:value-type="string" table:style-name="ce2">
            <text:p>Cote d'Ivoire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7/79/Flag-map_of_Cote_d%27Ivoire.svg</text:p>
          </table:table-cell>
          <table:table-cell table:number-columns-repeated="16379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2">
            <text:p>Croatie</text:p>
          </table:table-cell>
          <table:table-cell office:value-type="string" table:style-name="ce2">
            <text:p>Croat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c/c9/Flag_map_of_Croatia.svg</text:p>
          </table:table-cell>
          <table:table-cell table:number-columns-repeated="16379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2">
            <text:p>Cuba</text:p>
          </table:table-cell>
          <table:table-cell office:value-type="string" table:style-name="ce2">
            <text:p>Cub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3/31/Flag-map_of_Cuba.svg</text:p>
          </table:table-cell>
          <table:table-cell table:number-columns-repeated="16379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2">
            <text:p>Danemark</text:p>
          </table:table-cell>
          <table:table-cell office:value-type="string" table:style-name="ce2">
            <text:p>Denmark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4/42/Flag-map_of_Denmark.svg</text:p>
          </table:table-cell>
          <table:table-cell table:number-columns-repeated="16379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2">
            <text:p>Djibouti</text:p>
          </table:table-cell>
          <table:table-cell office:value-type="string" table:style-name="ce2">
            <text:p>Djibouti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c/c2/Flag-map_of_Djibouti.svg</text:p>
          </table:table-cell>
          <table:table-cell table:number-columns-repeated="16379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Republique dominicaine</text:p>
          </table:table-cell>
          <table:table-cell office:value-type="string" table:style-name="ce2">
            <text:p>Dominican Republic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3/39/Flag_map_of_the_Dominican_Republic.svg</text:p>
          </table:table-cell>
          <table:table-cell table:number-columns-repeated="1637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2">
            <text:p>Dominique</text:p>
          </table:table-cell>
          <table:table-cell office:value-type="string" table:style-name="ce2">
            <text:p>Dominica</text:p>
          </table:table-cell>
          <table:table-cell office:value-type="float" office:value="4" table:style-name="ce2">
            <text:p>4</text:p>
          </table:table-cell>
          <table:table-cell table:number-columns-repeated="16380" table:style-name="ce2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Egypte</text:p>
          </table:table-cell>
          <table:table-cell office:value-type="string" table:style-name="ce2">
            <text:p>Egyp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0/03/Flag-map_of_Egypt.svg</text:p>
          </table:table-cell>
          <table:table-cell table:number-columns-repeated="16379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Salvador</text:p>
          </table:table-cell>
          <table:table-cell office:value-type="string" table:style-name="ce2">
            <text:p>Salvador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1/18/El_Salvador_Stub.svg</text:p>
          </table:table-cell>
          <table:table-cell table:number-columns-repeated="16379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2">
            <text:p>Emirats arabes unis</text:p>
          </table:table-cell>
          <table:table-cell office:value-type="string" table:style-name="ce2">
            <text:p>United Arab Emirate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4/42/Flag_map_of_the_United_Arab_Emirates.svg</text:p>
          </table:table-cell>
          <table:table-cell table:number-columns-repeated="16379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Equateur</text:p>
          </table:table-cell>
          <table:table-cell office:value-type="string" table:style-name="ce2">
            <text:p>Ecuador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0/02/Flag-map_of_Ecuador.svg</text:p>
          </table:table-cell>
          <table:table-cell table:number-columns-repeated="16379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2">
            <text:p>Erythree</text:p>
          </table:table-cell>
          <table:table-cell office:value-type="string" table:style-name="ce2">
            <text:p>Eritrea</text:p>
          </table:table-cell>
          <table:table-cell office:value-type="float" office:value="3" table:style-name="ce2">
            <text:p>3</text:p>
          </table:table-cell>
          <table:table-cell table:number-columns-repeated="16380" table:style-name="ce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Espagne</text:p>
          </table:table-cell>
          <table:table-cell office:value-type="string" table:style-name="ce2">
            <text:p>Spai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a/a6/Flag_map_of_Spain.svg</text:p>
          </table:table-cell>
          <table:table-cell table:number-columns-repeated="16379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Estonie</text:p>
          </table:table-cell>
          <table:table-cell office:value-type="string" table:style-name="ce2">
            <text:p>Eston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8/81/Flag-map_of_Estonia.svg</text:p>
          </table:table-cell>
          <table:table-cell table:number-columns-repeated="16379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2">
            <text:p>Eswatini</text:p>
          </table:table-cell>
          <table:table-cell office:value-type="string" table:style-name="ce2">
            <text:p>Eswatini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d/da/Flag-map_of_Eswatini.svg</text:p>
          </table:table-cell>
          <table:table-cell table:number-columns-repeated="16379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2">
            <text:p>Etats-Unis</text:p>
          </table:table-cell>
          <table:table-cell office:value-type="string" table:style-name="ce2">
            <text:p>United State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1/1e/Flag_map_of_the_United_States_%28All_50_States%29.png</text:p>
          </table:table-cell>
          <table:table-cell table:number-columns-repeated="16379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2">
            <text:p>Ethiopie</text:p>
          </table:table-cell>
          <table:table-cell office:value-type="string" table:style-name="ce2">
            <text:p>Ethiopi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0/06/Flag-map_of_Ethiopia.svg</text:p>
          </table:table-cell>
          <table:table-cell table:number-columns-repeated="16379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2">
            <text:p>Feroe</text:p>
          </table:table-cell>
          <table:table-cell office:value-type="string" table:style-name="ce2">
            <text:p>Faroe Islands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Fidji</text:p>
          </table:table-cell>
          <table:table-cell office:value-type="string" table:style-name="ce2">
            <text:p>Fiji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Finlande</text:p>
          </table:table-cell>
          <table:table-cell office:value-type="string" table:style-name="ce2">
            <text:p>Finlan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1/12/Flag-map_of_Finland.svg</text:p>
          </table:table-cell>
          <table:table-cell table:number-columns-repeated="16379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rance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2/20/Flag-map_of_France2.svg</text:p>
          </table:table-cell>
          <table:table-cell table:number-columns-repeated="16379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Gabon</text:p>
          </table:table-cell>
          <table:table-cell office:value-type="string" table:style-name="ce2">
            <text:p>Gabo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3/30/Flag-map_of_Gabon.svg</text:p>
          </table:table-cell>
          <table:table-cell table:number-columns-repeated="16379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2">
            <text:p>Gambie</text:p>
          </table:table-cell>
          <table:table-cell office:value-type="string" table:style-name="ce2">
            <text:p>Gambi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7/7d/Flag-map_of_The_Gambia.svg</text:p>
          </table:table-cell>
          <table:table-cell table:number-columns-repeated="16379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Georgie</text:p>
          </table:table-cell>
          <table:table-cell office:value-type="string" table:style-name="ce2">
            <text:p>Georg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7/78/Flag-map_of_Georgia.svg</text:p>
          </table:table-cell>
          <table:table-cell table:number-columns-repeated="16379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2">
            <text:p>Ghana</text:p>
          </table:table-cell>
          <table:table-cell office:value-type="string" table:style-name="ce2">
            <text:p>Ghan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3/33/Flag-map_of_Ghana.svg</text:p>
          </table:table-cell>
          <table:table-cell table:number-columns-repeated="16379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Gibraltar</text:p>
          </table:table-cell>
          <table:table-cell office:value-type="string" table:style-name="ce2">
            <text:p>Gibraltar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2">
            <text:p>Grece</text:p>
          </table:table-cell>
          <table:table-cell office:value-type="string" table:style-name="ce2">
            <text:p>Greece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e/ee/Flag-map_of_Greece2.svg</text:p>
          </table:table-cell>
          <table:table-cell table:number-columns-repeated="16379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2">
            <text:p>Grenade</text:p>
          </table:table-cell>
          <table:table-cell office:value-type="string" table:style-name="ce2">
            <text:p>Grenada</text:p>
          </table:table-cell>
          <table:table-cell office:value-type="float" office:value="4" table:style-name="ce2">
            <text:p>4</text:p>
          </table:table-cell>
          <table:table-cell table:number-columns-repeated="16380" table:style-name="ce2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2">
            <text:p>Groenland</text:p>
          </table:table-cell>
          <table:table-cell office:value-type="string" table:style-name="ce2">
            <text:p>Greenland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2">
            <text:p>Guatemala</text:p>
          </table:table-cell>
          <table:table-cell office:value-type="string" table:style-name="ce2">
            <text:p>Guatemal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c/c4/Flag_map_of_Guatemala.svg</text:p>
          </table:table-cell>
          <table:table-cell table:number-columns-repeated="16379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2">
            <text:p>Guernesey</text:p>
          </table:table-cell>
          <table:table-cell office:value-type="string" table:style-name="ce2">
            <text:p>Guernsey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2">
            <text:p>Guinee</text:p>
          </table:table-cell>
          <table:table-cell office:value-type="string" table:style-name="ce2">
            <text:p>Guine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4/4f/Flag-map_of_Guinea.svg</text:p>
          </table:table-cell>
          <table:table-cell table:number-columns-repeated="16379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2">
            <text:p>Guinee equatoriale</text:p>
          </table:table-cell>
          <table:table-cell office:value-type="string" table:style-name="ce2">
            <text:p>Equatorial Guinea</text:p>
          </table:table-cell>
          <table:table-cell office:value-type="float" office:value="3" table:style-name="ce2">
            <text:p>3</text:p>
          </table:table-cell>
          <table:table-cell table:number-columns-repeated="16380" table:style-name="ce2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Guinee-Bissau</text:p>
          </table:table-cell>
          <table:table-cell office:value-type="string" table:style-name="ce2">
            <text:p>Guinea-Bissau</text:p>
          </table:table-cell>
          <table:table-cell office:value-type="float" office:value="3" table:style-name="ce2">
            <text:p>3</text:p>
          </table:table-cell>
          <table:table-cell table:number-columns-repeated="16380" table:style-name="ce2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2">
            <text:p>Guyana</text:p>
          </table:table-cell>
          <table:table-cell office:value-type="string" table:style-name="ce2">
            <text:p>Guyan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8/87/Flag-map_of_Guyana.svg</text:p>
          </table:table-cell>
          <table:table-cell table:number-columns-repeated="16379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2">
            <text:p>Haiti</text:p>
          </table:table-cell>
          <table:table-cell office:value-type="string" table:style-name="ce2">
            <text:p>Haiti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c/c7/Flag_map_of_Haiti.svg</text:p>
          </table:table-cell>
          <table:table-cell table:number-columns-repeated="16379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Honduras</text:p>
          </table:table-cell>
          <table:table-cell office:value-type="string" table:style-name="ce2">
            <text:p>Hondura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e/ef/Flag-map_of_Honduras.svg</text:p>
          </table:table-cell>
          <table:table-cell table:number-columns-repeated="16379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2">
            <text:p>Hong Kong</text:p>
          </table:table-cell>
          <table:table-cell office:value-type="string" table:style-name="ce2">
            <text:p>Hong Kong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7/7f/Flag-map_of_Hong_Kong.svg</text:p>
          </table:table-cell>
          <table:table-cell table:number-columns-repeated="16379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Hongrie</text:p>
          </table:table-cell>
          <table:table-cell office:value-type="string" table:style-name="ce2">
            <text:p>Hungary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7/7f/Flag-map_of_Hungary.svg</text:p>
          </table:table-cell>
          <table:table-cell table:number-columns-repeated="16379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Inde</text:p>
          </table:table-cell>
          <table:table-cell office:value-type="string" table:style-name="ce2">
            <text:p>Indi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a/af/Flag-map_of_India_%28de-facto%29.svg</text:p>
          </table:table-cell>
          <table:table-cell table:number-columns-repeated="16379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2">
            <text:p>Indonesie</text:p>
          </table:table-cell>
          <table:table-cell office:value-type="string" table:style-name="ce2">
            <text:p>Indonesi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a/a9/Flag_map_of_Indonesia.svg</text:p>
          </table:table-cell>
          <table:table-cell table:number-columns-repeated="16379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Ir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4/42/Flag-map_of_Iran_%28precise_boundaries%29.svg</text:p>
          </table:table-cell>
          <table:table-cell table:number-columns-repeated="16379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2">
            <text:p>Iraq</text:p>
          </table:table-cell>
          <table:table-cell office:value-type="string" table:style-name="ce2">
            <text:p>Iraq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1/14/Flag-map_of_Iraq.svg</text:p>
          </table:table-cell>
          <table:table-cell table:number-columns-repeated="16379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Irlande</text:p>
          </table:table-cell>
          <table:table-cell office:value-type="string" table:style-name="ce2">
            <text:p>Irelan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b/b6/Flag-map_of_Ireland.svg</text:p>
          </table:table-cell>
          <table:table-cell table:number-columns-repeated="16379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2">
            <text:p>Islande</text:p>
          </table:table-cell>
          <table:table-cell office:value-type="string" table:style-name="ce2">
            <text:p>Icelan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9/99/Flag-map_of_Iceland.svg</text:p>
          </table:table-cell>
          <table:table-cell table:number-columns-repeated="16379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2">
            <text:p>Israel</text:p>
          </table:table-cell>
          <table:table-cell office:value-type="string" table:style-name="ce2">
            <text:p>Israe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d/dd/Flag-map_of_Israel_%28precise_boundaries%29.svg</text:p>
          </table:table-cell>
          <table:table-cell table:number-columns-repeated="16379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2">
            <text:p>Italie</text:p>
          </table:table-cell>
          <table:table-cell office:value-type="string" table:style-name="ce2">
            <text:p>Italy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b/bf/Flag_map_of_Italy.svg</text:p>
          </table:table-cell>
          <table:table-cell table:number-columns-repeated="16379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Jamaique</text:p>
          </table:table-cell>
          <table:table-cell office:value-type="string" table:style-name="ce2">
            <text:p>Jamaic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5/50/Flag-map_of_Jamaica.svg</text:p>
          </table:table-cell>
          <table:table-cell table:number-columns-repeated="16379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2">
            <text:p>Japon</text:p>
          </table:table-cell>
          <table:table-cell office:value-type="string" table:style-name="ce2">
            <text:p>Jap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6/63/Flag-map_of_Japan.svg</text:p>
          </table:table-cell>
          <table:table-cell table:number-columns-repeated="16379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Jordanie</text:p>
          </table:table-cell>
          <table:table-cell office:value-type="string" table:style-name="ce2">
            <text:p>Jord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e/ec/Flag-map_of_Jordan_%28precise_boundaries%29.svg</text:p>
          </table:table-cell>
          <table:table-cell table:number-columns-repeated="16379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2">
            <text:p>Kazakhstan</text:p>
          </table:table-cell>
          <table:table-cell office:value-type="string" table:style-name="ce2">
            <text:p>Kazakhst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9/94/Flag-map_of_Kazakhstan_%28precise_boundaries%29.svg</text:p>
          </table:table-cell>
          <table:table-cell table:number-columns-repeated="16379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2">
            <text:p>Kenya</text:p>
          </table:table-cell>
          <table:table-cell office:value-type="string" table:style-name="ce2">
            <text:p>Keny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b/b3/Flag-map_of_Kenya.svg</text:p>
          </table:table-cell>
          <table:table-cell table:number-columns-repeated="16379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Kirghizistan</text:p>
          </table:table-cell>
          <table:table-cell office:value-type="string" table:style-name="ce2">
            <text:p>Kyrgyzst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4/41/Kyrgyzstan_stub.svg</text:p>
          </table:table-cell>
          <table:table-cell table:number-columns-repeated="16379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2">
            <text:p>Kiribati</text:p>
          </table:table-cell>
          <table:table-cell office:value-type="string" table:style-name="ce2">
            <text:p>Kiribati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2">
            <text:p>Koweit</text:p>
          </table:table-cell>
          <table:table-cell office:value-type="string" table:style-name="ce2">
            <text:p>Kuwai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8/84/Flag-map_of_Kuwait.svg</text:p>
          </table:table-cell>
          <table:table-cell table:number-columns-repeated="16379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2">
            <text:p>Laos</text:p>
          </table:table-cell>
          <table:table-cell office:value-type="string" table:style-name="ce2">
            <text:p>Lao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2/21/Flag-map_of_Laos.svg</text:p>
          </table:table-cell>
          <table:table-cell table:number-columns-repeated="16379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2">
            <text:p>Lesotho</text:p>
          </table:table-cell>
          <table:table-cell office:value-type="string" table:style-name="ce2">
            <text:p>Lesotho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5/54/Flag-map_of_Lesotho.svg</text:p>
          </table:table-cell>
          <table:table-cell table:number-columns-repeated="16379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Lettonie</text:p>
          </table:table-cell>
          <table:table-cell office:value-type="string" table:style-name="ce2">
            <text:p>Latv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2/27/Flag-map_of_Latvia.svg</text:p>
          </table:table-cell>
          <table:table-cell table:number-columns-repeated="16379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2">
            <text:p>Liban</text:p>
          </table:table-cell>
          <table:table-cell office:value-type="string" table:style-name="ce2">
            <text:p>Lebano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5/57/Flag-map_of_Lebanon.svg</text:p>
          </table:table-cell>
          <table:table-cell table:number-columns-repeated="16379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2">
            <text:p>Liberia</text:p>
          </table:table-cell>
          <table:table-cell office:value-type="string" table:style-name="ce2">
            <text:p>Liberi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e/e1/Flag-map_of_Liberia.svg</text:p>
          </table:table-cell>
          <table:table-cell table:number-columns-repeated="16379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2">
            <text:p>Libye</text:p>
          </table:table-cell>
          <table:table-cell office:value-type="string" table:style-name="ce2">
            <text:p>Liby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4/44/Flag-map_of_Libya.svg</text:p>
          </table:table-cell>
          <table:table-cell table:number-columns-repeated="16379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2">
            <text:p>Liechtenstein</text:p>
          </table:table-cell>
          <table:table-cell office:value-type="string" table:style-name="ce2">
            <text:p>Liechtenstein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Lituanie</text:p>
          </table:table-cell>
          <table:table-cell office:value-type="string" table:style-name="ce2">
            <text:p>Lithuan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b/b2/Flag-map_of_Lithuania.svg</text:p>
          </table:table-cell>
          <table:table-cell table:number-columns-repeated="16379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2">
            <text:p>Luxembourg</text:p>
          </table:table-cell>
          <table:table-cell office:value-type="string" table:style-name="ce2">
            <text:p>Luxembourg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7/70/Flag-map_of_Luxembourg.svg</text:p>
          </table:table-cell>
          <table:table-cell table:number-columns-repeated="16379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Macao</text:p>
          </table:table-cell>
          <table:table-cell office:value-type="string" table:style-name="ce2">
            <text:p>Macao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2">
            <text:p>Macedoine du Nord</text:p>
          </table:table-cell>
          <table:table-cell office:value-type="string" table:style-name="ce2">
            <text:p>North Macedon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f/f9/Flag_map_of_North_Macedonia.svg</text:p>
          </table:table-cell>
          <table:table-cell table:number-columns-repeated="16379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2">
            <text:p>Madagascar</text:p>
          </table:table-cell>
          <table:table-cell office:value-type="string" table:style-name="ce2">
            <text:p>Madagascar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7/7c/Flag-map_of_Madagascar.svg</text:p>
          </table:table-cell>
          <table:table-cell table:number-columns-repeated="16379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2">
            <text:p>Malaisie</text:p>
          </table:table-cell>
          <table:table-cell office:value-type="string" table:style-name="ce2">
            <text:p>Malaysi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8/8d/Flag_map_of_Malaysia.svg</text:p>
          </table:table-cell>
          <table:table-cell table:number-columns-repeated="16379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2">
            <text:p>Malawi</text:p>
          </table:table-cell>
          <table:table-cell office:value-type="string" table:style-name="ce2">
            <text:p>Malawi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4/41/Flag-map_of_Malawi.svg</text:p>
          </table:table-cell>
          <table:table-cell table:number-columns-repeated="16379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2">
            <text:p>Maldives</text:p>
          </table:table-cell>
          <table:table-cell office:value-type="string" table:style-name="ce2">
            <text:p>Maldive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c/cd/Flagmap_of_the_Maldives_%28stub%29.png</text:p>
          </table:table-cell>
          <table:table-cell table:number-columns-repeated="16379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2">
            <text:p>Mali</text:p>
          </table:table-cell>
          <table:table-cell office:value-type="string" table:style-name="ce2">
            <text:p>Mali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5/5d/Flag-map_of_Mali.svg</text:p>
          </table:table-cell>
          <table:table-cell table:number-columns-repeated="16379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2">
            <text:p>Malte</text:p>
          </table:table-cell>
          <table:table-cell office:value-type="string" table:style-name="ce2">
            <text:p>Malt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a/ad/Flag_map_of_Malta.svg</text:p>
          </table:table-cell>
          <table:table-cell table:number-columns-repeated="16379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2">
            <text:p>Maroc</text:p>
          </table:table-cell>
          <table:table-cell office:value-type="string" table:style-name="ce2">
            <text:p>Morocco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d/d8/Flag-map_of_Morocco.svg</text:p>
          </table:table-cell>
          <table:table-cell table:number-columns-repeated="16379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Maurice</text:p>
          </table:table-cell>
          <table:table-cell office:value-type="string" table:style-name="ce2">
            <text:p>Mauritiu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1/13/Flag-map_of_Mauritius.svg</text:p>
          </table:table-cell>
          <table:table-cell table:number-columns-repeated="16379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Mauritanie</text:p>
          </table:table-cell>
          <table:table-cell office:value-type="string" table:style-name="ce2">
            <text:p>Mauritani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a/aa/Flag-map_of_Mauritania.svg</text:p>
          </table:table-cell>
          <table:table-cell table:number-columns-repeated="16379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2">
            <text:p>Mexique</text:p>
          </table:table-cell>
          <table:table-cell office:value-type="string" table:style-name="ce2">
            <text:p>Mexico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a/aa/Mexico_Flag_Map.svg</text:p>
          </table:table-cell>
          <table:table-cell table:number-columns-repeated="1637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2">
            <text:p>Micronesie</text:p>
          </table:table-cell>
          <table:table-cell office:value-type="string" table:style-name="ce2">
            <text:p>Micronesia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2">
            <text:p>Moldavie</text:p>
          </table:table-cell>
          <table:table-cell office:value-type="string" table:style-name="ce2">
            <text:p>Moldov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9/95/Flag_map_of_Moldova.svg</text:p>
          </table:table-cell>
          <table:table-cell table:number-columns-repeated="16379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Monaco</text:p>
          </table:table-cell>
          <table:table-cell office:value-type="string" table:style-name="ce2">
            <text:p>Monaco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2">
            <text:p>Mongolie</text:p>
          </table:table-cell>
          <table:table-cell office:value-type="string" table:style-name="ce2">
            <text:p>Mongoli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6/62/Flag-map_of_Mongolia.svg</text:p>
          </table:table-cell>
          <table:table-cell table:number-columns-repeated="16379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2">
            <text:p>Montenegro</text:p>
          </table:table-cell>
          <table:table-cell office:value-type="string" table:style-name="ce2">
            <text:p>Montenegro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f/fd/Flag_map_of_Montenegro.svg</text:p>
          </table:table-cell>
          <table:table-cell table:number-columns-repeated="16379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2">
            <text:p>Mozambique</text:p>
          </table:table-cell>
          <table:table-cell office:value-type="string" table:style-name="ce2">
            <text:p>Mozambique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4/44/Flag-map_of_Mozambique.svg</text:p>
          </table:table-cell>
          <table:table-cell table:number-columns-repeated="16379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Myanmar</text:p>
          </table:table-cell>
          <table:table-cell office:value-type="string" table:style-name="ce2">
            <text:p>Myanma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4/4e/Myanmar_Map_Flag.svg</text:p>
          </table:table-cell>
          <table:table-cell table:number-columns-repeated="16379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Namibie</text:p>
          </table:table-cell>
          <table:table-cell office:value-type="string" table:style-name="ce2">
            <text:p>Namibi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9/95/Flag-map_of_Namibia.svg</text:p>
          </table:table-cell>
          <table:table-cell table:number-columns-repeated="16379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2">
            <text:p>Nauru</text:p>
          </table:table-cell>
          <table:table-cell office:value-type="string" table:style-name="ce2">
            <text:p>Nauru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2">
            <text:p>Nepal</text:p>
          </table:table-cell>
          <table:table-cell office:value-type="string" table:style-name="ce2">
            <text:p>Nep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0/09/Flag_map_of_Nepal.svg</text:p>
          </table:table-cell>
          <table:table-cell table:number-columns-repeated="16379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2">
            <text:p>Nicaragua</text:p>
          </table:table-cell>
          <table:table-cell office:value-type="string" table:style-name="ce2">
            <text:p>Nicaragu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8/87/Flag_map_of_Nicaragua.svg</text:p>
          </table:table-cell>
          <table:table-cell table:number-columns-repeated="16379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2">
            <text:p>Niger</text:p>
          </table:table-cell>
          <table:table-cell office:value-type="string" table:style-name="ce2">
            <text:p>Niger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d/da/Flag-map_of_Niger.svg</text:p>
          </table:table-cell>
          <table:table-cell table:number-columns-repeated="16379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2">
            <text:p>Nigeria</text:p>
          </table:table-cell>
          <table:table-cell office:value-type="string" table:style-name="ce2">
            <text:p>Nigeri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4/43/Flag-map_of_Nigeria.svg</text:p>
          </table:table-cell>
          <table:table-cell table:number-columns-repeated="16379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2">
            <text:p>Niue</text:p>
          </table:table-cell>
          <table:table-cell office:value-type="string" table:style-name="ce2">
            <text:p>Niue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2">
            <text:p>Norvege</text:p>
          </table:table-cell>
          <table:table-cell office:value-type="string" table:style-name="ce2">
            <text:p>Norway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5/58/Norway-Flagmap.svg</text:p>
          </table:table-cell>
          <table:table-cell table:number-columns-repeated="16379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2">
            <text:p>Nouvelle-Zelande</text:p>
          </table:table-cell>
          <table:table-cell office:value-type="string" table:style-name="ce2">
            <text:p>New Zealand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ttps://upload.wikimedia.org/wikipedia/commons/5/51/Flag-map_of_New_Zealand.svg</text:p>
          </table:table-cell>
          <table:table-cell table:number-columns-repeated="16379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2">
            <text:p>Oman</text:p>
          </table:table-cell>
          <table:table-cell office:value-type="string" table:style-name="ce2">
            <text:p>Om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d/d8/Flag_map_of_Oman.svg</text:p>
          </table:table-cell>
          <table:table-cell table:number-columns-repeated="16379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2">
            <text:p>Ouganda</text:p>
          </table:table-cell>
          <table:table-cell office:value-type="string" table:style-name="ce2">
            <text:p>Ugand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3/30/Flag-map_of_Uganda.svg</text:p>
          </table:table-cell>
          <table:table-cell table:number-columns-repeated="16379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2">
            <text:p>Ouzbekistan</text:p>
          </table:table-cell>
          <table:table-cell office:value-type="string" table:style-name="ce2">
            <text:p>Uzbekist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e/e8/Flag-map_of_Uzbekistan.svg</text:p>
          </table:table-cell>
          <table:table-cell table:number-columns-repeated="16379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Pakistan</text:p>
          </table:table-cell>
          <table:table-cell office:value-type="string" table:style-name="ce2">
            <text:p>Pakist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5/53/Flag_map_of_Pakistan.svg</text:p>
          </table:table-cell>
          <table:table-cell table:number-columns-repeated="16379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2">
            <text:p>Palaos</text:p>
          </table:table-cell>
          <table:table-cell office:value-type="string" table:style-name="ce2">
            <text:p>Palau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2">
            <text:p>Palestine</text:p>
          </table:table-cell>
          <table:table-cell office:value-type="string" table:style-name="ce2">
            <text:p>Palestin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b/b2/Flag_map_of_the_Palestinian_territories.svg</text:p>
          </table:table-cell>
          <table:table-cell table:number-columns-repeated="16379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2">
            <text:p>Panama</text:p>
          </table:table-cell>
          <table:table-cell office:value-type="string" table:style-name="ce2">
            <text:p>Panam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5/56/Flag-map_of_Panama.svg</text:p>
          </table:table-cell>
          <table:table-cell table:number-columns-repeated="16379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2">
            <text:p>Papouasie-Nouvelle-Guinee</text:p>
          </table:table-cell>
          <table:table-cell office:value-type="string" table:style-name="ce2">
            <text:p>Papua New Guinea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2">
            <text:p>Paraguay</text:p>
          </table:table-cell>
          <table:table-cell office:value-type="string" table:style-name="ce2">
            <text:p>Paraguay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b/b1/Flag-map_of_Paraguay.svg</text:p>
          </table:table-cell>
          <table:table-cell table:number-columns-repeated="16379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2">
            <text:p>Pays-Bas</text:p>
          </table:table-cell>
          <table:table-cell office:value-type="string" table:style-name="ce2">
            <text:p>Netherland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e/ee/Flag-map_of_the_Netherlands.svg</text:p>
          </table:table-cell>
          <table:table-cell table:number-columns-repeated="16379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2">
            <text:p>Perou</text:p>
          </table:table-cell>
          <table:table-cell office:value-type="string" table:style-name="ce2">
            <text:p>Peru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d/d1/Flag-map_of_Peru.svg</text:p>
          </table:table-cell>
          <table:table-cell table:number-columns-repeated="16379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Philippines</text:p>
          </table:table-cell>
          <table:table-cell office:value-type="string" table:style-name="ce2">
            <text:p>Philippine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1/16/Flag_map_of_the_Philippines_%28navy_blue%29.svg</text:p>
          </table:table-cell>
          <table:table-cell table:number-columns-repeated="16379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2">
            <text:p>Pologne</text:p>
          </table:table-cell>
          <table:table-cell office:value-type="string" table:style-name="ce2">
            <text:p>Polan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e/eb/Flag-map_of_Poland_%28state%29.svg</text:p>
          </table:table-cell>
          <table:table-cell table:number-columns-repeated="16379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Portugal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a/a3/Flag-map_of_Portugal.svg</text:p>
          </table:table-cell>
          <table:table-cell table:number-columns-repeated="16379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2">
            <text:p>Qatar</text:p>
          </table:table-cell>
          <table:table-cell office:value-type="string" table:style-name="ce2">
            <text:p>Qata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9/9b/Flag-map_of_Qatar_%28precise_boundaries%29.svg</text:p>
          </table:table-cell>
          <table:table-cell table:number-columns-repeated="16379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Syrie</text:p>
          </table:table-cell>
          <table:table-cell office:value-type="string" table:style-name="ce2">
            <text:p>Syri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c/c1/Flag-map_of_Syria.svg</text:p>
          </table:table-cell>
          <table:table-cell table:number-columns-repeated="16379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2">
            <text:p>Republique centrafricaine</text:p>
          </table:table-cell>
          <table:table-cell office:value-type="string" table:style-name="ce2">
            <text:p>Central Afriquan Republic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4/4a/Flag-map_of_the_Central_African_Republic.svg</text:p>
          </table:table-cell>
          <table:table-cell table:number-columns-repeated="16379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2">
            <text:p>Roumanie</text:p>
          </table:table-cell>
          <table:table-cell office:value-type="string" table:style-name="ce2">
            <text:p>Roman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6/67/Flag_map_of_Romania.svg</text:p>
          </table:table-cell>
          <table:table-cell table:number-columns-repeated="16379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2">
            <text:p>Royaume-Uni</text:p>
          </table:table-cell>
          <table:table-cell office:value-type="string" table:style-name="ce2">
            <text:p>United Kingdo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e/ec/Flag-map_of_the_United_Kingdom.svg</text:p>
          </table:table-cell>
          <table:table-cell table:number-columns-repeated="16379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2">
            <text:p>Russie</text:p>
          </table:table-cell>
          <table:table-cell office:value-type="string" table:style-name="ce2">
            <text:p>Russ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9/94/Flag-map_of_Russia.svg</text:p>
          </table:table-cell>
          <table:table-cell table:number-columns-repeated="16379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2">
            <text:p>Rwanda</text:p>
          </table:table-cell>
          <table:table-cell office:value-type="string" table:style-name="ce2">
            <text:p>Rwand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5/5c/Flag-map_of_Rwanda.svg</text:p>
          </table:table-cell>
          <table:table-cell table:number-columns-repeated="16379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Sainte-Lucie</text:p>
          </table:table-cell>
          <table:table-cell office:value-type="string" table:style-name="ce2">
            <text:p>Saint Lucia</text:p>
          </table:table-cell>
          <table:table-cell office:value-type="float" office:value="4" table:style-name="ce2">
            <text:p>4</text:p>
          </table:table-cell>
          <table:table-cell table:number-columns-repeated="16380" table:style-name="ce2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2">
            <text:p>Saint-Kitts-et-Nevis</text:p>
          </table:table-cell>
          <table:table-cell office:value-type="string" table:style-name="ce2">
            <text:p>Saint Kitts and Nevis</text:p>
          </table:table-cell>
          <table:table-cell office:value-type="float" office:value="4" table:style-name="ce2">
            <text:p>4</text:p>
          </table:table-cell>
          <table:table-cell table:number-columns-repeated="16380" table:style-name="ce2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2">
            <text:p>Saint-Marin</text:p>
          </table:table-cell>
          <table:table-cell office:value-type="string" table:style-name="ce2">
            <text:p>San Marino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2">
            <text:p>Vatican</text:p>
          </table:table-cell>
          <table:table-cell office:value-type="string" table:style-name="ce2">
            <text:p>Holy see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2">
            <text:p>Saint-Vincent-et-lesGrenadines</text:p>
          </table:table-cell>
          <table:table-cell office:value-type="string" table:style-name="ce2">
            <text:p>Saint Vincent and the Grenadines</text:p>
          </table:table-cell>
          <table:table-cell office:value-type="float" office:value="4" table:style-name="ce2">
            <text:p>4</text:p>
          </table:table-cell>
          <table:table-cell table:number-columns-repeated="16380" table:style-name="ce2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2">
            <text:p>Iles Salomon</text:p>
          </table:table-cell>
          <table:table-cell office:value-type="string" table:style-name="ce2">
            <text:p>Solomon Islands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2">
            <text:p>Samoa</text:p>
          </table:table-cell>
          <table:table-cell office:value-type="string" table:style-name="ce2">
            <text:p>Samoa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2">
            <text:p>Sao Tome-et-Principe</text:p>
          </table:table-cell>
          <table:table-cell office:value-type="string" table:style-name="ce2">
            <text:p>Sao Tome and Principe</text:p>
          </table:table-cell>
          <table:table-cell office:value-type="float" office:value="3" table:style-name="ce2">
            <text:p>3</text:p>
          </table:table-cell>
          <table:table-cell table:number-columns-repeated="16380" table:style-name="ce2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Senega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d/d3/Flag-map_of_Senegal.svg</text:p>
          </table:table-cell>
          <table:table-cell table:number-columns-repeated="16379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2">
            <text:p>Serbie</text:p>
          </table:table-cell>
          <table:table-cell office:value-type="string" table:style-name="ce2">
            <text:p>Serb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e/e0/Flag_map_of_Serbia_%28with_Kosovo%29.svg</text:p>
          </table:table-cell>
          <table:table-cell table:number-columns-repeated="16379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2">
            <text:p>Seychelles</text:p>
          </table:table-cell>
          <table:table-cell office:value-type="string" table:style-name="ce2">
            <text:p>Seychelles</text:p>
          </table:table-cell>
          <table:table-cell office:value-type="float" office:value="3" table:style-name="ce2">
            <text:p>3</text:p>
          </table:table-cell>
          <table:table-cell table:number-columns-repeated="16380" table:style-name="ce2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Sierra Leone</text:p>
          </table:table-cell>
          <table:table-cell office:value-type="string" table:style-name="ce2">
            <text:p>Sierra Leone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7/7f/Flag-map_of_Sierra_Leone.svg</text:p>
          </table:table-cell>
          <table:table-cell table:number-columns-repeated="16379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2">
            <text:p>Singapour</text:p>
          </table:table-cell>
          <table:table-cell office:value-type="string" table:style-name="ce2">
            <text:p>Singapor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9/99/Flag_map_of_Singapore.svg</text:p>
          </table:table-cell>
          <table:table-cell table:number-columns-repeated="16379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2">
            <text:p>Slovaquie</text:p>
          </table:table-cell>
          <table:table-cell office:value-type="string" table:style-name="ce2">
            <text:p>Slovak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8/8c/Flag-map_of_Czechoslovakia.svg</text:p>
          </table:table-cell>
          <table:table-cell table:number-columns-repeated="16379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2">
            <text:p>Slovenie</text:p>
          </table:table-cell>
          <table:table-cell office:value-type="string" table:style-name="ce2">
            <text:p>Sloven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8/82/Flag-map_of_Slovenia2.svg</text:p>
          </table:table-cell>
          <table:table-cell table:number-columns-repeated="16379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2">
            <text:p>Somalie</text:p>
          </table:table-cell>
          <table:table-cell office:value-type="string" table:style-name="ce2">
            <text:p>Somali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a/a5/Flag-map_of_Somalia.svg</text:p>
          </table:table-cell>
          <table:table-cell table:number-columns-repeated="16379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2">
            <text:p>Soudan</text:p>
          </table:table-cell>
          <table:table-cell office:value-type="string" table:style-name="ce2">
            <text:p>Suda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2/2d/Flag-map_of_Sudan.svg</text:p>
          </table:table-cell>
          <table:table-cell table:number-columns-repeated="16379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2">
            <text:p>Soudan du Sud</text:p>
          </table:table-cell>
          <table:table-cell office:value-type="string" table:style-name="ce2">
            <text:p>South Suda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b/bb/Flag_map_of_South_Sudan.svg</text:p>
          </table:table-cell>
          <table:table-cell table:number-columns-repeated="16379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2">
            <text:p>Sri Lanka</text:p>
          </table:table-cell>
          <table:table-cell office:value-type="string" table:style-name="ce2">
            <text:p>Sri Lan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7/7d/Flag-map-of-sri-lanka.png</text:p>
          </table:table-cell>
          <table:table-cell table:number-columns-repeated="16379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2">
            <text:p>Suede</text:p>
          </table:table-cell>
          <table:table-cell office:value-type="string" table:style-name="ce2">
            <text:p>Swede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b/b1/Flag-Map_of_Sweden.svg</text:p>
          </table:table-cell>
          <table:table-cell table:number-columns-repeated="16379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2">
            <text:p>Suisse</text:p>
          </table:table-cell>
          <table:table-cell office:value-type="string" table:style-name="ce2">
            <text:p>Switzerlan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3/3b/Flag-map_of_Switzerland.svg</text:p>
          </table:table-cell>
          <table:table-cell table:number-columns-repeated="16379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Suriname</text:p>
          </table:table-cell>
          <table:table-cell office:value-type="string" table:style-name="ce2">
            <text:p>Surinam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7/79/Flag-map_of_Suriname.svg</text:p>
          </table:table-cell>
          <table:table-cell table:number-columns-repeated="16379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2">
            <text:p>Tadjikistan</text:p>
          </table:table-cell>
          <table:table-cell office:value-type="string" table:style-name="ce2">
            <text:p>Tajikist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0/08/TajikistanStub.svg</text:p>
          </table:table-cell>
          <table:table-cell table:number-columns-repeated="16379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Taiwan</text:p>
          </table:table-cell>
          <table:table-cell office:value-type="string" table:style-name="ce2">
            <text:p>Taiw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9/96/Flag_map_of_Taiwan_%28ROC%29.svg</text:p>
          </table:table-cell>
          <table:table-cell table:number-columns-repeated="16379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2">
            <text:p>Tanzanie</text:p>
          </table:table-cell>
          <table:table-cell office:value-type="string" table:style-name="ce2">
            <text:p>Tanzani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6/66/Flag-map_of_Tanzania.svg</text:p>
          </table:table-cell>
          <table:table-cell table:number-columns-repeated="16379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Tchad</text:p>
          </table:table-cell>
          <table:table-cell office:value-type="string" table:style-name="ce2">
            <text:p>Chad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2/21/Flag-map_of_Chad.svg</text:p>
          </table:table-cell>
          <table:table-cell table:number-columns-repeated="16379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2">
            <text:p>Tchequie</text:p>
          </table:table-cell>
          <table:table-cell office:value-type="string" table:style-name="ce2">
            <text:p>Czechi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a/a5/Flag-map_of_the_Czech_Republic.svg</text:p>
          </table:table-cell>
          <table:table-cell table:number-columns-repeated="16379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2">
            <text:p>Thailande</text:p>
          </table:table-cell>
          <table:table-cell office:value-type="string" table:style-name="ce2">
            <text:p>Thailand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f/f2/Flag_map_of_Thailand.svg</text:p>
          </table:table-cell>
          <table:table-cell table:number-columns-repeated="16379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2">
            <text:p>Timor-Leste</text:p>
          </table:table-cell>
          <table:table-cell office:value-type="string" table:style-name="ce2">
            <text:p>Timor-Leste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Togo</text:p>
          </table:table-cell>
          <table:table-cell office:value-type="string" table:style-name="ce2">
            <text:p>Togo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4/4a/Flag-map_of_Togo.svg</text:p>
          </table:table-cell>
          <table:table-cell table:number-columns-repeated="16379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2">
            <text:p>Tonga</text:p>
          </table:table-cell>
          <table:table-cell office:value-type="string" table:style-name="ce2">
            <text:p>Tonga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2">
            <text:p>Trinite-et-Tobago</text:p>
          </table:table-cell>
          <table:table-cell office:value-type="string" table:style-name="ce2">
            <text:p>Trinidad and Tobago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8/8b/Flag-map_of_Trinidad_and_Tobago.svg</text:p>
          </table:table-cell>
          <table:table-cell table:number-columns-repeated="16379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2">
            <text:p>Tunisie</text:p>
          </table:table-cell>
          <table:table-cell office:value-type="string" table:style-name="ce2">
            <text:p>Tunisi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0/06/Flag_map_of_Tunisia.svg</text:p>
          </table:table-cell>
          <table:table-cell table:number-columns-repeated="16379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2">
            <text:p>Turkmenistan</text:p>
          </table:table-cell>
          <table:table-cell office:value-type="string" table:style-name="ce2">
            <text:p>Turkmenista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c/c1/Turkmenistan-Flagmap.svg</text:p>
          </table:table-cell>
          <table:table-cell table:number-columns-repeated="16379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2">
            <text:p>Turquie</text:p>
          </table:table-cell>
          <table:table-cell office:value-type="string" table:style-name="ce2">
            <text:p>Turkey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4/49/Flag-map_of_Turkey.svg</text:p>
          </table:table-cell>
          <table:table-cell table:number-columns-repeated="16379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2">
            <text:p>Tuvalu</text:p>
          </table:table-cell>
          <table:table-cell office:value-type="string" table:style-name="ce2">
            <text:p>Tuvalu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2">
            <text:p>Ukraine</text:p>
          </table:table-cell>
          <table:table-cell office:value-type="string" table:style-name="ce2">
            <text:p>Ukraine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ttps://upload.wikimedia.org/wikipedia/commons/0/06/Flag_map_of_Ukraine_with_Crimea_as_disputed_territory.png</text:p>
          </table:table-cell>
          <table:table-cell table:number-columns-repeated="16379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Uruguay</text:p>
          </table:table-cell>
          <table:table-cell office:value-type="string" table:style-name="ce2">
            <text:p>Uruguay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f/f8/Flag-map_of_Uruguay.svg</text:p>
          </table:table-cell>
          <table:table-cell table:number-columns-repeated="16379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2">
            <text:p>Vanuatu</text:p>
          </table:table-cell>
          <table:table-cell office:value-type="string" table:style-name="ce2">
            <text:p>Vanuatu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2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2">
            <text:p>Venezuela</text:p>
          </table:table-cell>
          <table:table-cell office:value-type="string" table:style-name="ce2">
            <text:p>Venezuel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ttps://upload.wikimedia.org/wikipedia/commons/8/84/Flag-map_of_Venezuela.svg</text:p>
          </table:table-cell>
          <table:table-cell table:number-columns-repeated="16379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2">
            <text:p>Viet Nam</text:p>
          </table:table-cell>
          <table:table-cell office:value-type="string" table:style-name="ce2">
            <text:p>Viet Na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8/83/Flag-map_of_Vietnam_%28precise_boundaries%29.svg</text:p>
          </table:table-cell>
          <table:table-cell table:number-columns-repeated="16379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2">
            <text:p>Yemen</text:p>
          </table:table-cell>
          <table:table-cell office:value-type="string" table:style-name="ce2">
            <text:p>Yeme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://upload.wikimedia.org/wikipedia/commons/d/da/Flag-map_of_Yemen_%28precise_boundaries%29.svg</text:p>
          </table:table-cell>
          <table:table-cell table:number-columns-repeated="16379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2">
            <text:p>Zambie</text:p>
          </table:table-cell>
          <table:table-cell office:value-type="string" table:style-name="ce2">
            <text:p>Zambi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5/50/Flag-map_of_Zambia.svg</text:p>
          </table:table-cell>
          <table:table-cell table:number-columns-repeated="16379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2">
            <text:p>Zimbabwe</text:p>
          </table:table-cell>
          <table:table-cell office:value-type="string" table:style-name="ce2">
            <text:p>Zimbabwe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://upload.wikimedia.org/wikipedia/commons/9/99/Zimbabwe_Flag_Map.svg</text:p>
          </table:table-cell>
          <table:table-cell table:number-columns-repeated="16379"/>
        </table:table-row>
        <table:table-row table:number-rows-repeated="10483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Clément Calia</meta:initial-creator>
    <dc:creator>Clément Calia</dc:creator>
    <meta:creation-date>2022-02-21T14:21:31Z</meta:creation-date>
    <dc:date>2022-03-07T12:31:46Z</dc:date>
  </office:meta>
</office:document-meta>
</file>